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25.7cm" style:page-number="auto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loext:graphic-properties draw:fill="solid" draw:fill-color="#ff99ff"/>
      <style:paragraph-properties fo:background-color="#ff99ff" style:writing-mode="page"/>
      <style:text-properties officeooo:rsid="00191a8c" officeooo:paragraph-rsid="00191a8c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Heading_20_1">
      <style:text-properties officeooo:rsid="0002b8a9" officeooo:paragraph-rsid="0013ecf1"/>
    </style:style>
    <style:style style:name="P5" style:family="paragraph" style:parent-style-name="Heading_20_1">
      <style:text-properties officeooo:rsid="000fd67a" officeooo:paragraph-rsid="0013ecf1"/>
    </style:style>
    <style:style style:name="P6" style:family="paragraph" style:parent-style-name="Text_20_body" style:list-style-name="L1">
      <style:text-properties officeooo:paragraph-rsid="0013ecf1"/>
    </style:style>
    <style:style style:name="P7" style:family="paragraph" style:parent-style-name="Text_20_body" style:list-style-name="L1">
      <style:text-properties officeooo:rsid="000c26d6" officeooo:paragraph-rsid="0013ecf1"/>
    </style:style>
    <style:style style:name="P8" style:family="paragraph" style:parent-style-name="Text_20_body" style:list-style-name="L3">
      <style:text-properties officeooo:paragraph-rsid="0012393a"/>
    </style:style>
    <style:style style:name="P9" style:family="paragraph" style:parent-style-name="Text_20_body" style:list-style-name="L1">
      <style:text-properties officeooo:rsid="00191a8c" officeooo:paragraph-rsid="00191a8c"/>
    </style:style>
    <style:style style:name="P10" style:family="paragraph" style:parent-style-name="Text_20_body" style:list-style-name="L4">
      <style:text-properties officeooo:rsid="00191a8c" officeooo:paragraph-rsid="00191a8c"/>
    </style:style>
    <style:style style:name="P11" style:family="paragraph" style:parent-style-name="Text_20_body" style:list-style-name="L3">
      <style:text-properties officeooo:rsid="00191a8c" officeooo:paragraph-rsid="00191a8c"/>
    </style:style>
    <style:style style:name="P12" style:family="paragraph" style:parent-style-name="Text_20_body" style:list-style-name="L4">
      <style:text-properties officeooo:paragraph-rsid="0013ecf1"/>
    </style:style>
    <style:style style:name="P13" style:family="paragraph" style:parent-style-name="Text_20_body" style:list-style-name="L4">
      <style:text-properties officeooo:paragraph-rsid="00191a8c"/>
    </style:style>
    <style:style style:name="P14" style:family="paragraph" style:parent-style-name="Text_20_body" style:list-style-name="L1">
      <loext:graphic-properties draw:fill="none"/>
      <style:paragraph-properties fo:line-height="100%" fo:background-color="transparent" style:writing-mode="page"/>
      <style:text-properties officeooo:rsid="00191a8c" officeooo:paragraph-rsid="00191a8c"/>
    </style:style>
    <style:style style:name="T1" style:family="text">
      <style:text-properties officeooo:rsid="00191a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tkaisusaha – Chop saw</text:p>
      <text:p text:style-name="P2">Bosch GCM 12 SD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Turvallisuus</text:h>
            <text:list xml:id="list69018715" text:style-name="L1">
              <text:list-item>
                <text:p text:style-name="P9">Käytä suojalaseja</text:p>
              </text:list-item>
              <text:list-item>
                <text:p text:style-name="P6">Käytä <text:span text:style-name="T1">kuulonsuojaimia</text:span></text:p>
              </text:list-item>
              <text:list-item>
                <text:p text:style-name="P9">Sahaa vain puuta tai muovia</text:p>
                <text:list>
                  <text:list-item>
                    <text:p text:style-name="P9">Lasikuidun tai hiilikuidun sahaaminen on kielletty</text:p>
                  </text:list-item>
                </text:list>
              </text:list-item>
            </text:list>
            <text:h text:style-name="P5" text:outline-level="1">Ennen käyttöä</text:h>
            <text:list xml:id="list135312192191585" text:continue-numbering="true" text:style-name="L1">
              <text:list-item>
                <text:p text:style-name="P14">Säädä saha haluamaasi sahauskulmaan</text:p>
              </text:list-item>
              <text:list-item>
                <text:p text:style-name="P9">Varmista ettei sahan vaste jää terän tielle</text:p>
              </text:list-item>
              <text:list-item>
                <text:p text:style-name="P6"><text:span text:style-name="T1">Avaa purunpoiston sulkupelti</text:span> </text:p>
              </text:list-item>
              <text:list-item>
                <text:p text:style-name="P6"><text:span text:style-name="T1">Käynnistä puruimuri</text:span> </text:p>
              </text:list-item>
              <text:list-item>
                <text:p text:style-name="P6"><text:span text:style-name="T1">Aseta sahattava kappale tukevasti paikalleen</text:span> </text:p>
                <text:list>
                  <text:list-item>
                    <text:p text:style-name="P9">Käytä tarvittaessa puristimia sekä sahapukkeja</text:p>
                  </text:list-item>
                </text:list>
              </text:list-item>
            </text:list>
            <text:h text:style-name="P4" text:outline-level="1">Käytön jälkeen / After use</text:h>
            <text:list xml:id="list135311416103863" text:continue-numbering="true" text:style-name="L1">
              <text:list-item>
                <text:p text:style-name="P7">Sulje sulkupel<text:span text:style-name="T1">ti</text:span></text:p>
              </text:list-item>
              <text:list-item>
                <text:p text:style-name="P9">Siivoa saha ja sahan ympäristö</text:p>
              </text:list-item>
              <text:list-item>
                <text:p text:style-name="P9">Aseta saha 90-asteen kulmaan</text:p>
              </text:list-item>
            </text:list>
          </table:table-cell>
          <table:table-cell table:style-name="Table1.A1" office:value-type="string">
            <text:h text:style-name="P5" text:outline-level="1">Safety</text:h>
            <text:list xml:id="list135310719891946" text:continue-numbering="true" text:style-name="L1">
              <text:list-item>
                <text:p text:style-name="P9">Use safety glasses</text:p>
              </text:list-item>
              <text:list-item>
                <text:p text:style-name="P6">Use hearing protection </text:p>
              </text:list-item>
              <text:list-item>
                <text:p text:style-name="P9">Saw only wood or plastic</text:p>
                <text:list>
                  <text:list-item>
                    <text:p text:style-name="P9">Do not saw glass or carbon fibre</text:p>
                  </text:list-item>
                </text:list>
              </text:list-item>
            </text:list>
            <text:h text:style-name="P5" text:outline-level="1">Before use</text:h>
            <text:list xml:id="list4158074781" text:style-name="L4">
              <text:list-item>
                <text:p text:style-name="P12"><text:span text:style-name="T1">Adjust the mitre angles as needed</text:span> </text:p>
              </text:list-item>
              <text:list-item>
                <text:p text:style-name="P12"><text:span text:style-name="T1">Check that the blade clears the fence, adjust if needed</text:span> </text:p>
              </text:list-item>
              <text:list-item>
                <text:p text:style-name="P12">Open the <text:s/>blast gates</text:p>
              </text:list-item>
              <text:list-item>
                <text:p text:style-name="P12">Start the dust collector </text:p>
              </text:list-item>
              <text:list-item>
                <text:p text:style-name="P13"><text:span text:style-name="T1">Place your material on the saw and secure it</text:span></text:p>
                <text:list>
                  <text:list-item>
                    <text:p text:style-name="P10">Use clams and saw horses as needed</text:p>
                  </text:list-item>
                </text:list>
              </text:list-item>
            </text:list>
            <text:h text:style-name="P3" text:outline-level="1">After use</text:h>
            <text:list xml:id="list1846245869" text:style-name="L3">
              <text:list-item>
                <text:p text:style-name="P8">Close the blast gates </text:p>
              </text:list-item>
              <text:list-item>
                <text:p text:style-name="P11">Clean the saw and its surroundings</text:p>
              </text:list-item>
              <text:list-item>
                <text:p text:style-name="P11">Set the saw at 90 degree angle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h text:style-name="P3" text:outline-level="1"/>
          </table:table-cell>
          <table:table-cell table:style-name="Table1.A1" office:value-type="string">
            <text:h text:style-name="P5" text:outline-level="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9-08-23T13:29:33.728705000</meta:print-date>
    <dc:date>2019-08-23T13:53:09.919475000</dc:date>
    <meta:editing-duration>PT2H59M28S</meta:editing-duration>
    <meta:editing-cycles>13</meta:editing-cycles>
    <meta:generator>LibreOffice/5.4.2.2$MacOSX_X86_64 LibreOffice_project/22b09f6418e8c2d508a9eaf86b2399209b0990f4</meta:generator>
    <meta:document-statistic meta:table-count="1" meta:image-count="0" meta:object-count="0" meta:page-count="2" meta:paragraph-count="34" meta:word-count="173" meta:character-count="945" meta:non-whitespace-character-count="822"/>
  </office:meta>
</office:document-meta>
</file>